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8168" calcext:value-type="float">
            <text:p>52.3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9776" calcext:value-type="float">
            <text:p>52.3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8232" calcext:value-type="float">
            <text:p>52.1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0112" calcext:value-type="float">
            <text:p>51.9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3536" calcext:value-type="float">
            <text:p>51.9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8464" calcext:value-type="float">
            <text:p>51.7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6752" calcext:value-type="float">
            <text:p>51.7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7024" calcext:value-type="float">
            <text:p>51.6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6648" calcext:value-type="float">
            <text:p>51.6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0824" calcext:value-type="float">
            <text:p>51.5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8152" calcext:value-type="float">
            <text:p>51.5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9368" calcext:value-type="float">
            <text:p>50.5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200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204" calcext:value-type="float">
            <text:p>50.6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6896" calcext:value-type="float">
            <text:p>52.1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9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9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8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7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1152" calcext:value-type="float">
            <text:p>52.6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3728" calcext:value-type="float">
            <text:p>51.1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2424" calcext:value-type="float">
            <text:p>49.1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7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7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4688" calcext:value-type="float">
            <text:p>43.6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6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6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6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5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5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5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5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5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5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5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5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4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4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4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4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4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4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4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4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4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4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4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4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4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3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3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3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501</text:p>
          </table:table-cell>
          <table:table-cell office:value-type="string" calcext:value-type="string">
            <text:p>TWDB:1126501</text:p>
          </table:table-cell>
          <table:table-cell office:value-type="string" calcext:value-type="string">
            <text:p>193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0" meta:object-count="0"/>
    <meta:user-defined meta:name="AppVersion">3.0</meta:user-defined>
  </office:meta>
</office:document-meta>
</file>